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4.4409in" fo:margin-right="0in" fo:text-indent="0in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_20_body">
      <style:text-properties officeooo:paragraph-rsid="000d7572"/>
    </style:style>
    <style:style style:name="T1" style:family="text">
      <style:text-properties officeooo:rsid="000d75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2">Description: <text:placeholder text:placeholder-type="text">&lt;invoice.description or ''&gt;</text:placeholder></text:p>
      <text:p text:style-name="P12"><text:span text:style-name="T1">Origins</text:span>: <text:placeholder text:placeholder-type="text">&lt;invoice.origins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, date=True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6" meta:paragraph-count="131" meta:word-count="359" meta:character-count="3822" meta:non-whitespace-character-count="3594"/>
    <meta:user-defined meta:name="Info 1"/>
    <meta:user-defined meta:name="Info 2"/>
    <meta:user-defined meta:name="Info 3"/>
    <meta:user-defined meta:name="Info 4"/>
  </office:meta>
</office:document-meta>
</file>